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5fe3"/>
    </style:style>
    <style:style style:name="P2" style:family="paragraph" style:parent-style-name="Text_20_body">
      <style:text-properties officeooo:rsid="001fce1c" officeooo:paragraph-rsid="001fce1c"/>
    </style:style>
    <style:style style:name="P3" style:family="paragraph" style:parent-style-name="Preformatted_20_Text">
      <style:text-properties style:font-name="Liberation Sans"/>
    </style:style>
    <style:style style:name="P4" style:family="paragraph" style:parent-style-name="Preformatted_20_Text">
      <style:text-properties style:font-name="Liberation Sans" officeooo:rsid="00198db9" officeooo:paragraph-rsid="00198db9"/>
    </style:style>
    <style:style style:name="P5" style:family="paragraph" style:parent-style-name="Preformatted_20_Text">
      <style:text-properties style:font-name="Liberation Sans" fo:font-weight="bold" style:font-weight-asian="bold" style:font-weight-complex="bold"/>
    </style:style>
    <style:style style:name="P6" style:family="paragraph" style:parent-style-name="Preformatted_20_Text">
      <style:text-properties style:font-name="Liberation Sans" fo:font-weight="bold" officeooo:paragraph-rsid="00198db9" style:font-weight-asian="bold" style:font-weight-complex="bold"/>
    </style:style>
    <style:style style:name="P7" style:family="paragraph" style:parent-style-name="Preformatted_20_Text">
      <style:text-properties style:font-name="Liberation Sans" fo:font-weight="bold" officeooo:rsid="00198db9" officeooo:paragraph-rsid="00198db9" style:font-weight-asian="bold" style:font-weight-complex="bold"/>
    </style:style>
    <style:style style:name="P8" style:family="paragraph" style:parent-style-name="Preformatted_20_Text">
      <style:text-properties style:font-name="Liberation Sans" fo:font-weight="bold" officeooo:rsid="001b1b98" officeooo:paragraph-rsid="001c9e2e" style:font-weight-asian="bold" style:font-weight-complex="bold"/>
    </style:style>
    <style:style style:name="P9" style:family="paragraph" style:parent-style-name="Preformatted_20_Text">
      <style:text-properties style:font-name="Liberation Sans" fo:font-weight="bold" officeooo:rsid="001c9e2e" officeooo:paragraph-rsid="001c9e2e" style:font-weight-asian="bold" style:font-weight-complex="bold"/>
    </style:style>
    <style:style style:name="P10" style:family="paragraph" style:parent-style-name="Preformatted_20_Text">
      <style:text-properties style:font-name="Liberation Sans" fo:font-weight="bold" officeooo:rsid="001e22df" officeooo:paragraph-rsid="001e22df" style:font-weight-asian="bold" style:font-weight-complex="bold"/>
    </style:style>
    <style:style style:name="P11" style:family="paragraph" style:parent-style-name="Preformatted_20_Text">
      <style:text-properties style:font-name="Liberation Sans" fo:font-weight="bold" officeooo:rsid="001f5fe3" officeooo:paragraph-rsid="001f5fe3" style:font-weight-asian="bold" style:font-weight-complex="bold"/>
    </style:style>
    <style:style style:name="P12" style:family="paragraph" style:parent-style-name="Preformatted_20_Text">
      <style:text-properties style:font-name="Liberation Sans" officeooo:paragraph-rsid="00198db9"/>
    </style:style>
    <style:style style:name="P13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/>
    </style:style>
    <style:style style:name="T1" style:family="text">
      <style:text-properties style:font-name="Liberation Sans" officeooo:rsid="001f5fe3"/>
    </style:style>
    <style:style style:name="T2" style:family="text">
      <style:text-properties style:font-name="Liberation Sans" fo:font-size="13pt" officeooo:rsid="001f5fe3" style:font-size-asian="13pt" style:font-size-complex="13pt"/>
    </style:style>
    <style:style style:name="T3" style:family="text">
      <style:text-properties style:font-name="Liberation Sans" fo:font-size="10pt" officeooo:rsid="001f5fe3" style:font-size-asian="10pt" style:font-size-complex="10pt"/>
    </style:style>
    <style:style style:name="T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" fo:font-size="10pt" fo:font-weight="bold" officeooo:rsid="001f5fe3" style:font-size-asian="10pt" style:font-weight-asian="bold" style:font-size-complex="10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9e2e" style:font-weight-asian="normal" style:font-weight-complex="normal"/>
    </style:style>
    <style:style style:name="T8" style:family="text">
      <style:text-properties officeooo:rsid="00198db9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9">Branching and merging</text:span></text:p>
      <text:p text:style-name="P3"/>
      <text:p text:style-name="P4"/>
      <text:p text:style-name="P3">Los siguientes ejercicios los debes realizar en tu máquina real, no es necesario que los subas a un repositorio en github. Indica los pasos seguidos para realizar cada ejercicio en este mismo fichero.</text:p>
      <text:p text:style-name="P3"/>
      <text:p text:style-name="P3">1. Crea un directorio llam<text:span text:style-name="T6">ado _**branch_time**_</text:span></text:p>
      <text:p text:style-name="P5">mkdir <text:s/>_**branch_time**_</text:p>
      <text:p text:style-name="P3">2. Cámbiate a dicho directorio.</text:p>
      <text:p text:style-name="P5">cd _\*\*branch_time\*\*_/</text:p>
      <text:p text:style-name="P12">3. Inicializa un repositorio vacío.</text:p>
      <text:p text:style-name="P6"><text:span text:style-name="T8">git init</text:span></text:p>
      <text:p text:style-name="P3">4. Crea un fichero llamado first.txt después añade y haz commit con un solo comando.</text:p>
      <text:p text:style-name="P7">Touch first.txt</text:p>
      <text:p text:style-name="P7">git add first.txt &amp;&amp; git commit -a -m "Creado y añadido first.txt"</text:p>
      <text:p text:style-name="P3">5. Crea una nueva rama llamada _**amazing_feature**_.</text:p>
      <text:p text:style-name="P8">Git branch <text:s/>amazing_feature <text:span text:style-name="T7">(no me dejaba crearlo con las marcas)</text:span></text:p>
      <text:p text:style-name="P3">6. Cámbiate a dicha rama.</text:p>
      <text:p text:style-name="P8">Git checkout <text:s/>amazing_feature</text:p>
      <text:p text:style-name="P3">7. Crea un nuevo fichero llamado best.txt con el contenido "this is the best file".</text:p>
      <text:p text:style-name="P9">Touch best.txt</text:p>
      <text:p text:style-name="P9">cat &gt; best.txt</text:p>
      <text:p text:style-name="P9">this is the best file</text:p>
      <text:p text:style-name="P9">CTRL+D</text:p>
      <text:p text:style-name="P3">8. Añade el fichero al área de preparación.</text:p>
      <text:p text:style-name="P10">Git add best</text:p>
      <text:p text:style-name="P3">9. Haz commit del fichero con el mensaje "added best.txt".</text:p>
      <text:p text:style-name="P5">git commit -a -m "added best.txt"</text:p>
      <text:p text:style-name="P3">10. Vuelve a la rama master.</text:p>
      <text:p text:style-name="P10">Git checkout master</text:p>
      <text:p text:style-name="P3">11. Une (merge) la rama feature a la rama master.</text:p>
      <text:p text:style-name="P10">Git merge amazing_feature</text:p>
      <text:p text:style-name="P3">12. Borra la rama feature.</text:p>
      <text:p text:style-name="P10">Git branch -d amazing_feature</text:p>
      <text:p text:style-name="P3">13. Crea la rama _**conflict**_ y cámbiate a ella con un solo comando.</text:p>
      <text:p text:style-name="P11">Git branch conflict &amp;&amp; git checkout conflict <text:span text:style-name="T6">(cambiado el nombre de la rama porque no me dejaba)</text:span></text:p>
      <text:p text:style-name="P3">14. Crea tu propio conflicto al mezclar dos ramas! Para ello trabaja en el mismo fichero en dos ramas separadas y une (merge) las dos ramas. Arregla los conflictos y finaliza la unión. En el mundo real nunca intentarás crear un conflicto en una unión de ramas, pero es importante que no te sientas intimidado por los conflictos<text:span text:style-name="T11"> al realizar una unión de ramas y ser capaz de arreglarlos con confianza.</text:span></text:p>
      <text:p text:style-name="P1"><text:span text:style-name="T5">Cambio realizado = cambiado best.txt por “this is the worst file”</text:span></text:p>
      <text:p text:style-name="P1"><text:span text:style-name="T5">git commit -a -m "cambiado fichero best.txt"</text:span></text:p>
      <text:p text:style-name="P1"><text:span text:style-name="T5">git checkout <text:s/>master </text:span></text:p>
      <text:p text:style-name="P1"><text:span text:style-name="T5">nano best.txt</text:span></text:p>
      <text:p text:style-name="P1"><text:span text:style-name="T5">git commit -a -m "cambiado tambien best.txt"</text:span></text:p>
      <text:p text:style-name="P1"><text:span text:style-name="T5">git merge conflict </text:span></text:p>
      <text:p text:style-name="P2"><text:span text:style-name="T5">g</text:span><text:span text:style-name="T4">it diff</text:span></text:p>
      <text:p text:style-name="P2"><text:span text:style-name="T4">nano best.txt</text:span></text:p>
      <text:p text:style-name="P2"><text:span text:style-name="T4">git commit -a -m "Fallo arreglado"</text:span></text:p>
      <text:p text:style-name="P1"><text:span text:style-name="T5"/></text:p>
      <text:p text:style-name="P1"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48:08.198865937</meta:creation-date>
    <dc:date>2019-12-11T22:26:05.784324032</dc:date>
    <meta:editing-duration>PT37M5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340" meta:character-count="2016" meta:non-whitespace-character-count="1711"/>
  </office:meta>
</office:document-meta>
</file>